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text> </number:text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3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3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21:45:20.671521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4T00:38:36.962279336</dc:date>
    <dc:creator>Jesus Castagnetto</dc:creator>
    <meta:editing-duration>P1DT2H45M40S</meta:editing-duration>
    <meta:editing-cycles>92</meta:editing-cycles>
    <meta:generator>LibreOffice/6.4.3.2$Linux_X86_64 LibreOffice_project/40$Build-2</meta:generator>
    <meta:document-statistic meta:table-count="1" meta:cell-count="1396" meta:object-count="0"/>
  </office:meta>
</office:document-meta>
</file>